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nancial Analysis</text:p>
      <text:p text:style-name="P1">----------------------------</text:p>
      <text:p text:style-name="P1">Total Months: 86 </text:p>
      <text:p text:style-name="P1">Total: $22564198</text:p>
      <text:p text:style-name="P1">Average Change: $-8311.11</text:p>
      <text:p text:style-name="P1">Greatest Increase in Profits: Aug-16 ($1862002)</text:p>
      <text:p text:style-name="P1">Greatest Decrease in Profits: Feb-14 ($-182555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6</meta:generator>
  </office:meta>
</office:document-meta>
</file>